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6743"/>
    </style:style>
    <style:style style:name="T1" style:family="text">
      <style:text-properties officeooo:rsid="001c67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Passing of the Dragon – Ken Liu </text:span></text:p>
      <text:p text:style-name="Standard"><text:a xlink:type="simple" xlink:href="https://reactormag.com/the-passing-of-the-dragon-ken-liu/" text:style-name="Internet_20_link" text:visited-style-name="Visited_20_Internet_20_Link">https://reactormag.com/the-passing-of-the-dragon-ken-liu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01:20:49.936000000</meta:creation-date>
    <dc:date>2024-08-13T01:22:51.745000000</dc:date>
    <meta:editing-duration>PT2M1S</meta:editing-duration>
    <meta:editing-cycles>1</meta:editing-cycles>
    <meta:document-statistic meta:table-count="0" meta:image-count="0" meta:object-count="0" meta:page-count="1" meta:paragraph-count="2" meta:word-count="8" meta:character-count="93" meta:non-whitespace-character-count="85"/>
    <meta:generator>LibreOffice/7.5.5.2$Windows_X86_64 LibreOffice_project/ca8fe7424262805f223b9a2334bc7181abbcbf5e</meta:generator>
  </office:meta>
</office:document-meta>
</file>